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e6" style:family="table">
      <style:table-properties style:width="13.395cm" table:align="left"/>
    </style:style>
    <style:style style:name="Tabelle6.A" style:family="table-column">
      <style:table-column-properties style:column-width="13.395cm"/>
    </style:style>
    <style:style style:name="Tabelle6.A1" style:family="table-cell">
      <style:table-cell-properties fo:padding="0.097cm" fo:border="0.05pt solid #000000"/>
    </style:style>
    <style:style style:name="Tabelle6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6.3" style:family="table-row">
      <style:table-row-properties style:min-row-height="2.484cm"/>
    </style:style>
    <style:style style:name="Tabelle1" style:family="table">
      <style:table-properties style:width="6.308cm" table:align="left"/>
    </style:style>
    <style:style style:name="Tabelle1.A" style:family="table-column">
      <style:table-column-properties style:column-width="6.308cm"/>
    </style:style>
    <style:style style:name="Tabelle1.A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3" style:family="table-row">
      <style:table-row-properties style:min-row-height="2.484cm"/>
    </style:style>
    <style:style style:name="P1" style:family="paragraph" style:parent-style-name="Header">
      <style:text-properties fo:font-style="italic" officeooo:rsid="0018524c" officeooo:paragraph-rsid="0018524c" style:font-style-asian="italic" style:font-style-complex="italic"/>
    </style:style>
    <style:style style:name="P2" style:family="paragraph" style:parent-style-name="Standard">
      <style:text-properties officeooo:paragraph-rsid="0002dad9"/>
    </style:style>
    <style:style style:name="P3" style:family="paragraph" style:parent-style-name="Standard">
      <style:text-properties officeooo:paragraph-rsid="000449e7"/>
    </style:style>
    <style:style style:name="P4" style:family="paragraph" style:parent-style-name="Standard">
      <style:text-properties officeooo:rsid="000449e7" officeooo:paragraph-rsid="000449e7"/>
    </style:style>
    <style:style style:name="P5" style:family="paragraph" style:parent-style-name="Standard">
      <style:text-properties fo:font-weight="bold" officeooo:rsid="0010e1f7" officeooo:paragraph-rsid="0010e1f7" style:font-weight-asian="bold" style:font-weight-complex="bold"/>
    </style:style>
    <style:style style:name="P6" style:family="paragraph" style:parent-style-name="Standard">
      <style:text-properties fo:font-weight="bold" officeooo:rsid="0007ddcf" officeooo:paragraph-rsid="0007ddcf" style:font-weight-asian="bold" style:font-weight-complex="bold"/>
    </style:style>
    <style:style style:name="P7" style:family="paragraph" style:parent-style-name="Standard">
      <style:text-properties officeooo:rsid="0012dfb3" officeooo:paragraph-rsid="0012dfb3"/>
    </style:style>
    <style:style style:name="P8" style:family="paragraph" style:parent-style-name="Table_20_Contents">
      <style:text-properties fo:font-size="11pt" fo:font-weight="bold" officeooo:rsid="000449e7" officeooo:paragraph-rsid="000449e7" style:font-size-asian="11pt" style:font-weight-asian="bold" style:font-size-complex="11pt" style:font-weight-complex="bold"/>
    </style:style>
    <style:style style:name="P9" style:family="paragraph" style:parent-style-name="Table_20_Contents">
      <style:text-properties fo:font-size="11pt" officeooo:rsid="0009bd89" officeooo:paragraph-rsid="0002dad9" style:font-size-asian="11pt" style:font-size-complex="11pt"/>
    </style:style>
    <style:style style:name="P10" style:family="paragraph" style:parent-style-name="Table_20_Contents">
      <style:text-properties fo:font-size="11pt" officeooo:rsid="0009bd89" officeooo:paragraph-rsid="000de914" style:font-size-asian="11pt" style:font-size-complex="11pt"/>
    </style:style>
    <style:style style:name="P11" style:family="paragraph" style:parent-style-name="Table_20_Contents">
      <style:text-properties fo:font-size="11pt" officeooo:paragraph-rsid="0002dad9" style:font-size-asian="11pt" style:font-size-complex="11pt"/>
    </style:style>
    <style:style style:name="P12" style:family="paragraph" style:parent-style-name="Table_20_Contents">
      <style:text-properties fo:font-size="11pt" officeooo:rsid="000449e7" officeooo:paragraph-rsid="000449e7" style:font-size-asian="11pt" style:font-size-complex="11pt"/>
    </style:style>
    <style:style style:name="P13" style:family="paragraph" style:parent-style-name="Table_20_Contents">
      <style:text-properties fo:font-size="11pt" officeooo:rsid="000449e7" officeooo:paragraph-rsid="000de914" style:font-size-asian="11pt" style:font-size-complex="11pt"/>
    </style:style>
    <style:style style:name="P14" style:family="paragraph" style:parent-style-name="Table_20_Contents">
      <style:text-properties fo:font-size="11pt" officeooo:paragraph-rsid="000449e7" style:font-size-asian="11pt" style:font-size-complex="11pt"/>
    </style:style>
    <style:style style:name="P15" style:family="paragraph" style:parent-style-name="Table_20_Contents">
      <style:text-properties fo:font-size="11pt" fo:font-style="normal" officeooo:rsid="000449e7" officeooo:paragraph-rsid="00099c47" style:font-size-asian="11pt" style:font-style-asian="normal" style:font-size-complex="11pt" style:font-style-complex="normal"/>
    </style:style>
    <style:style style:name="P16" style:family="paragraph" style:parent-style-name="Heading_20_2">
      <style:text-properties officeooo:paragraph-rsid="0012673a"/>
    </style:style>
    <style:style style:name="P17" style:family="paragraph" style:parent-style-name="Heading_20_2">
      <style:text-properties officeooo:rsid="000449e7" officeooo:paragraph-rsid="000449e7"/>
    </style:style>
    <style:style style:name="P18" style:family="paragraph" style:parent-style-name="Heading_20_2">
      <style:paragraph-properties fo:break-before="page"/>
      <style:text-properties officeooo:rsid="001433eb" officeooo:paragraph-rsid="001433eb"/>
    </style:style>
    <style:style style:name="P19" style:family="paragraph">
      <style:paragraph-properties fo:text-align="center"/>
    </style:style>
    <style:style style:name="T1" style:family="text">
      <style:text-properties officeooo:rsid="000449e7"/>
    </style:style>
    <style:style style:name="T2" style:family="text">
      <style:text-properties style:font-name="Courier New"/>
    </style:style>
    <style:style style:name="T3" style:family="text">
      <style:text-properties style:font-name="Courier New" fo:font-size="16.1000003814697pt" fo:font-weight="bold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T4" style:family="text">
      <style:text-properties style:font-name="Courier New" fo:font-size="16.1000003814697pt" fo:font-weight="bold" officeooo:rsid="000449e7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T5" style:family="text">
      <style:text-properties style:font-name="Courier New" fo:font-size="16.1000003814697pt" fo:font-weight="bold" officeooo:rsid="0012673a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T6" style:family="text">
      <style:text-properties style:font-name="Courier New" officeooo:rsid="00099c47"/>
    </style:style>
    <style:style style:name="T7" style:family="text">
      <style:text-properties officeooo:rsid="00099c47"/>
    </style:style>
    <style:style style:name="T8" style:family="text">
      <style:text-properties officeooo:rsid="000f1239"/>
    </style:style>
    <style:style style:name="T9" style:family="text">
      <style:text-properties style:font-name="Liberation Sans" fo:font-size="16.1000003814697pt" fo:font-weight="bold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T10" style:family="text">
      <style:text-properties style:font-name="Liberation Sans" fo:font-size="16.1000003814697pt" fo:font-weight="bold" officeooo:rsid="000f1239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T11" style:family="text">
      <style:text-properties style:font-name="Liberation Sans" fo:font-size="16.1000003814697pt" fo:font-weight="bold" officeooo:rsid="000449e7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T12" style:family="text">
      <style:text-properties style:font-name="Liberation Sans" fo:font-size="16.1000003814697pt" fo:font-weight="bold" officeooo:rsid="0012673a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T13" style:family="text">
      <style:text-properties style:font-name="Liberation Sans" fo:font-size="16.1000003814697pt" fo:font-weight="bold" officeooo:rsid="0012dfb3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T14" style:family="text">
      <style:text-properties style:font-name="Liberation Sans" fo:font-size="16.1000003814697pt" fo:font-weight="bold" officeooo:rsid="0016abe1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T15" style:family="text">
      <style:text-properties style:font-name="Liberation Sans" fo:font-size="16.1000003814697pt" fo:font-weight="bold" officeooo:rsid="00182813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T16" style:family="text">
      <style:text-properties officeooo:rsid="0012dfb3"/>
    </style:style>
    <style:style style:name="gr1" style:family="graphic">
      <style:graphic-properties svg:stroke-color="#000000" draw:marker-end="Triangle_20_unfilled" draw:marker-end-width="0.4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8" text:outline-level="2"><text:span text:style-name="T15">Q1 IF-GK2: </text:span><text:span text:style-name="T13">A</text:span><text:span text:style-name="T9">ufgaben für </text:span><text:span text:style-name="T14">Do 19</text:span><text:span text:style-name="T9">.01.</text:span></text:h>
      <text:h text:style-name="P16" text:outline-level="2"><text:span text:style-name="T13">Aufgabe 1) </text:span><text:span text:style-name="T10">E</text:span><text:span text:style-name="T12">rklärvideo Vererbung: </text:span><text:span text:style-name="T5">Queue</text:span><text:span text:style-name="T11"> – </text:span><text:span text:style-name="T4">Anzahl</text:span><text:span text:style-name="T5">Queue</text:span></text:h>
      <text:p text:style-name="Standard"><text:a xlink:type="simple" xlink:href="https://youtu.be/CKab9DVPFto" text:style-name="Internet_20_link" text:visited-style-name="Visited_20_Internet_20_Link">https://youtu.be/CKab9DVPFto</text:a> </text:p>
      <text:p text:style-name="P7"/>
      <text:p text:style-name="P7">Das Erklärvideo (12min) unbedingt anschauen! Nur dann kann man Aufgabe 2 sinnvoll bearbeiten.</text:p>
      <text:h text:style-name="P17" text:outline-level="2"><text:span text:style-name="T10">Aufgabe </text:span><text:span text:style-name="T13">2)</text:span> <text:span text:style-name="T2">Stack</text:span> – <text:span text:style-name="T3">Anzahl</text:span><text:span text:style-name="T2">Stack</text:span></text:h>
      <text:p text:style-name="P4">Ein <text:span text:style-name="T2">AnzahlStack</text:span> ist ein <text:span text:style-name="T2">Stack</text:span>, der sich immer merkt, wie viele Elemente er enthält.</text:p>
      <text:p text:style-name="P4">Diese Elementezahl kann man mit der Methode <text:span text:style-name="T2">get</text:span><text:span text:style-name="T6">Anzahl</text:span><text:span text:style-name="T2">()</text:span> abrufen.</text:p>
      <text:p text:style-name="P4"/>
      <text:p text:style-name="P5">Programmiere die Klasse <text:span text:style-name="T2">AnzahlStack</text:span>!</text:p>
      <text:p text:style-name="P4"/>
      <text:p text:style-name="P3"/>
      <table:table table:name="Tabelle6" table:style-name="Tabelle6">
        <table:table-column table:style-name="Tabelle6.A"/>
        <table:table-row table:style-name="TableLine1747276920800">
          <table:table-cell table:style-name="Tabelle6.A1" office:value-type="string">
            <text:p text:style-name="P8">Stack&lt;ContentType&gt;</text:p>
          </table:table-cell>
        </table:table-row>
        <table:table-row table:style-name="TableLine1747276932224">
          <table:table-cell table:style-name="Tabelle6.A2" office:value-type="string">
            <text:p text:style-name="P11"/>
          </table:table-cell>
        </table:table-row>
        <table:table-row table:style-name="Tabelle6.3">
          <table:table-cell table:style-name="Tabelle6.A2" office:value-type="string">
            <text:p text:style-name="P11">+ <text:span text:style-name="T1">Stack&lt;ContentType&gt;()</text:span></text:p>
            <text:p text:style-name="P9">+ <text:span text:style-name="T1">isEmpty(): boolean</text:span></text:p>
            <text:p text:style-name="P9">+ <text:span text:style-name="T8">push</text:span><text:span text:style-name="T1">(pContent: ContentType) <text:s text:c="2"/>// </text:span><text:span text:style-name="T16">legt pContent oben auf den Stack</text:span></text:p>
            <text:p text:style-name="P12">+ <text:span text:style-name="T8">pop</text:span>() <text:s text:c="41"/>// <text:span text:style-name="T16">nimmt das oberste Element vom Stack runter</text:span></text:p>
            <text:p text:style-name="P12">+ <text:span text:style-name="T8">top</text:span>(): ContentType</text:p>
          </table:table-cell>
        </table:table-row>
      </table:table>
      <text:p text:style-name="P2"><draw:line text:anchor-type="paragraph" draw:z-index="0" draw:name="Form6" draw:style-name="gr1" draw:text-style-name="P19" svg:x1="2.738cm" svg:y1="1.813cm" svg:x2="2.738cm" svg:y2="0.171cm"><text:p/></draw:line></text:p>
      <text:p text:style-name="P2"/>
      <text:p text:style-name="P2"/>
      <text:p text:style-name="P3"/>
      <table:table table:name="Tabelle1" table:style-name="Tabelle1">
        <table:table-column table:style-name="Tabelle1.A"/>
        <table:table-row table:style-name="TableLine1747276930864">
          <table:table-cell table:style-name="Tabelle1.A1" office:value-type="string">
            <text:p text:style-name="P8">AnzahlStack&lt;ContentType&gt;</text:p>
          </table:table-cell>
        </table:table-row>
        <table:table-row table:style-name="TableLine1747276930320">
          <table:table-cell table:style-name="Tabelle1.A2" office:value-type="string">
            <text:p text:style-name="P12">+ <text:span text:style-name="T7">anzahl</text:span>: int</text:p>
          </table:table-cell>
        </table:table-row>
        <table:table-row table:style-name="Tabelle1.3">
          <table:table-cell table:style-name="Tabelle1.A2" office:value-type="string">
            <text:p text:style-name="P14">+ <text:span text:style-name="T1">AnzahlStack&lt;ContentType&gt;()</text:span></text:p>
            <text:p text:style-name="P12">+ getAnzahl(): int</text:p>
            <text:p text:style-name="P10">+ <text:span text:style-name="T8">push</text:span><text:span text:style-name="T1">(pContent: ContentType)</text:span></text:p>
            <text:p text:style-name="P13">+ <text:span text:style-name="T8">pop</text:span>()</text:p>
            <text:p text:style-name="P15"/>
          </table:table-cell>
        </table:table-row>
      </table:table>
      <text:p text:style-name="P3"/>
      <text:p text:style-name="P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marker draw:name="Triangle_20_unfilled" draw:display-name="Triangle unfilled" svg:viewBox="0 0 3000 3000" svg:d="M1500 0l1500 3000h-3000zM1500 447l-1176 2353h2353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tyle="italic" officeooo:rsid="0018524c" officeooo:paragraph-rsid="0018524c" style:font-style-asian="italic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Informatik Q1<text:tab/>Vererbung: AnzahlStack<text:tab/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0-23T18:51:41.071000000</meta:creation-date>
    <dc:date>2025-08-19T16:53:53.452000000</dc:date>
    <meta:editing-duration>PT8H48M46S</meta:editing-duration>
    <meta:editing-cycles>20</meta:editing-cycles>
    <meta:generator>LibreOffice/7.1.5.2$Windows_X86_64 LibreOffice_project/85f04e9f809797b8199d13c421bd8a2b025d52b5</meta:generator>
    <meta:document-statistic meta:table-count="2" meta:image-count="0" meta:object-count="0" meta:page-count="1" meta:paragraph-count="21" meta:word-count="104" meta:character-count="818" meta:non-whitespace-character-count="688"/>
  </office:meta>
</office:document-meta>
</file>